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2.620625cm" style:use-optimal-column-width="true"/>
    </style:style>
    <style:style style:name="co5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tudiKalender Tests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utzer-I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André Zimmer</text:p>
          </table:table-cell>
          <table:table-cell office:value-type="float" office:value="40000" table:style-name="ce1">
            <text:p>4000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lasse</text:p>
          </table:table-cell>
          <table:table-cell office:value-type="string" table:style-name="ce2">
            <text:p>Funktion</text:p>
          </table:table-cell>
          <table:table-cell office:value-type="string" table:style-name="ce2">
            <text:p>Test-ID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rmin_Klasse</text:p>
          </table:table-cell>
          <table:table-cell office:value-type="string" table:style-name="ce1">
            <text:p>Termin</text:p>
          </table:table-cell>
          <table:table-cell office:value-type="float" office:value="40001" table:style-name="ce1">
            <text:p>40001</text:p>
          </table:table-cell>
          <table:table-cell office:value-type="string" table:style-name="ce1">
            <text:p>Überprüfe Default-Werte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01.h">https://gitlab.oth-regensburg.de/IM/SWP_IM4/swp_sose20/team6/-/blob/master/Produkt/Tests/TestID%2040000/Termin_Klasse/tst_40001.h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eckidTermin</text:p>
          </table:table-cell>
          <table:table-cell office:value-type="float" office:value="40002" table:style-name="ce1">
            <text:p>40002</text:p>
          </table:table-cell>
          <table:table-cell office:value-type="string" table:style-name="ce1">
            <text:p>Kontrolliert ob die ID überhaupt vorhanden ist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02-40003.h">https://gitlab.oth-regensburg.de/IM/SWP_IM4/swp_sose20/team6/-/blob/master/Produkt/Tests/TestID%2040000/Termin_Klasse/tst_40002-40003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03" table:style-name="ce1">
            <text:p>40003</text:p>
          </table:table-cell>
          <table:table-cell office:value-type="string" table:style-name="ce1">
            <text:p>Kontrolliert ob es eine ID von einem Nicht vorhanden Termin gib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get_idTermin</text:p>
          </table:table-cell>
          <table:table-cell office:value-type="float" office:value="40004" table:style-name="ce1">
            <text:p>40004</text:p>
          </table:table-cell>
          <table:table-cell office:value-type="string" table:style-name="ce1">
            <text:p>Rückgabe von der Richtigen idTermin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04-40005.h">https://gitlab.oth-regensburg.de/IM/SWP_IM4/swp_sose20/team6/-/blob/master/Produkt/Tests/TestID%2040000/Termin_Klasse/tst_40004-40005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05" table:style-name="ce1">
            <text:p>40005</text:p>
          </table:table-cell>
          <table:table-cell office:value-type="string" table:style-name="ce1">
            <text:p>Default Rückgabe bei Falscher Eingab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erminCheckVorhanden</text:p>
          </table:table-cell>
          <table:table-cell office:value-type="float" office:value="40006" table:style-name="ce1">
            <text:p>40006</text:p>
          </table:table-cell>
          <table:table-cell office:value-type="string" table:style-name="ce1">
            <text:p>Überprüft ob der Termin schon Vorhanden ist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06-40008.h">https://gitlab.oth-regensburg.de/IM/SWP_IM4/swp_sose20/team6/-/blob/master/Produkt/Tests/TestID%2040000/Termin_Klasse/tst_40006-40008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07" table:style-name="ce1">
            <text:p>40007</text:p>
          </table:table-cell>
          <table:table-cell office:value-type="string" table:style-name="ce1">
            <text:p>Überprüft die Ausgabe wenn der Termin noch nie exestiert hat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40008" table:style-name="ce1">
            <text:p>40008</text:p>
          </table:table-cell>
          <table:table-cell office:value-type="string" table:style-name="ce1">
            <text:p>Überprüft die Ausgabe wenn ein Termin wieder gelöscht wurd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erminHeuteMitErinnerung</text:p>
          </table:table-cell>
          <table:table-cell office:value-type="float" office:value="40009" table:style-name="ce1">
            <text:p>40009</text:p>
          </table:table-cell>
          <table:table-cell office:value-type="string" table:style-name="ce1">
            <text:p>Überprüft ob die Termine mit einer Erinnerung im Qvector vorhanden sind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09-40010.h">https://gitlab.oth-regensburg.de/IM/SWP_IM4/swp_sose20/team6/-/blob/master/Produkt/Tests/TestID%2040000/Termin_Klasse/tst_40009-40010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10" table:style-name="ce1">
            <text:p>40010</text:p>
          </table:table-cell>
          <table:table-cell office:value-type="string" table:style-name="ce1">
            <text:p>Zugriffverweigerung auf Vector (Out of Range)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erminLaden</text:p>
          </table:table-cell>
          <table:table-cell office:value-type="float" office:value="40011" table:style-name="ce1">
            <text:p>40011</text:p>
          </table:table-cell>
          <table:table-cell office:value-type="string" table:style-name="ce1">
            <text:p>Richtige Werte geladen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11-40016.h">https://gitlab.oth-regensburg.de/IM/SWP_IM4/swp_sose20/team6/-/blob/master/Produkt/Tests/TestID%2040000/Termin_Klasse/tst_40011-40016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12" table:style-name="ce1">
            <text:p>40012</text:p>
          </table:table-cell>
          <table:table-cell office:value-type="string" table:style-name="ce1">
            <text:p>Name nicht richtig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float" office:value="40013" table:style-name="ce1">
            <text:p>40013</text:p>
          </table:table-cell>
          <table:table-cell office:value-type="string" table:style-name="ce1">
            <text:p>Datum nicht richtig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float" office:value="40014" table:style-name="ce1">
            <text:p>40014</text:p>
          </table:table-cell>
          <table:table-cell office:value-type="string" table:style-name="ce1">
            <text:p>Beginn nicht richtig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float" office:value="40015" table:style-name="ce1">
            <text:p>40015</text:p>
          </table:table-cell>
          <table:table-cell office:value-type="string" table:style-name="ce1">
            <text:p>Ende nicht richt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40016" table:style-name="ce1">
            <text:p>40016</text:p>
          </table:table-cell>
          <table:table-cell office:value-type="string" table:style-name="ce1">
            <text:p>Falscher Nutz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erminwertevonID</text:p>
          </table:table-cell>
          <table:table-cell office:value-type="float" office:value="40017" table:style-name="ce1">
            <text:p>40017</text:p>
          </table:table-cell>
          <table:table-cell office:value-type="string" table:style-name="ce1">
            <text:p>Geladene Werte Stimmen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17-40018.h">https://gitlab.oth-regensburg.de/IM/SWP_IM4/swp_sose20/team6/-/blob/master/Produkt/Tests/TestID%2040000/Termin_Klasse/tst_40017-40018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018" table:style-name="ce1">
            <text:p>40018</text:p>
          </table:table-cell>
          <table:table-cell office:value-type="string" table:style-name="ce1">
            <text:p>Von gelöschtem Nutz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Update_Erinnerung_NULL</text:p>
          </table:table-cell>
          <table:table-cell office:value-type="float" office:value="40019" table:style-name="ce1">
            <text:p>40019</text:p>
          </table:table-cell>
          <table:table-cell office:value-type="string" table:style-name="ce1">
            <text:p>Ob Erinnerung auf NULL gesetzt wurde</text:p>
          </table:table-cell>
          <table:table-cell office:value-type="string" table:style-name="ce3">
            <text:p><text:a xlink:href="https://gitlab.oth-regensburg.de/IM/SWP_IM4/swp_sose20/team6/-/blob/master/Produkt/Tests/TestID%2040000/Termin_Klasse/tst_40019.h">https://gitlab.oth-regensburg.de/IM/SWP_IM4/swp_sose20/team6/-/blob/master/Produkt/Tests/TestID%2040000/Termin_Klasse/tst_40019.h</text:a>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tudienfach_Klasse</text:p>
          </table:table-cell>
          <table:table-cell office:value-type="string" table:style-name="ce1">
            <text:p>Studienfach</text:p>
          </table:table-cell>
          <table:table-cell office:value-type="float" office:value="40101" table:style-name="ce1">
            <text:p>40101</text:p>
          </table:table-cell>
          <table:table-cell office:value-type="string" table:style-name="ce1">
            <text:p>Default Werte Überprüfen</text:p>
          </table:table-cell>
          <table:table-cell office:value-type="string" table:style-name="ce3">
            <text:p><text:a xlink:href="https://gitlab.oth-regensburg.de/IM/SWP_IM4/swp_sose20/team6/-/blob/master/Produkt/Tests/TestID%2040000/Studienfach_Klasse/tst_40101.h">https://gitlab.oth-regensburg.de/IM/SWP_IM4/swp_sose20/team6/-/blob/master/Produkt/Tests/TestID%2040000/Studienfach_Klasse/tst_40101.h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get_idStudienfach</text:p>
          </table:table-cell>
          <table:table-cell office:value-type="float" office:value="40102" table:style-name="ce1">
            <text:p>40102</text:p>
          </table:table-cell>
          <table:table-cell office:value-type="string" table:style-name="ce1">
            <text:p>Ob richtige ID</text:p>
          </table:table-cell>
          <table:table-cell office:value-type="string" table:style-name="ce3">
            <text:p><text:a xlink:href="https://gitlab.oth-regensburg.de/IM/SWP_IM4/swp_sose20/team6/-/blob/master/Produkt/Tests/TestID%2040000/Studienfach_Klasse/tst_40102-40103.h">https://gitlab.oth-regensburg.de/IM/SWP_IM4/swp_sose20/team6/-/blob/master/Produkt/Tests/TestID%2040000/Studienfach_Klasse/tst_40102-40103.h</text:a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0103" table:style-name="ce1">
            <text:p>40103</text:p>
          </table:table-cell>
          <table:table-cell office:value-type="string" table:style-name="ce1">
            <text:p>ID von fehlendem Studienfach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Studienfach_Laden</text:p>
          </table:table-cell>
          <table:table-cell office:value-type="float" office:value="40104" table:style-name="ce1">
            <text:p>40104</text:p>
          </table:table-cell>
          <table:table-cell office:value-type="string" table:style-name="ce1">
            <text:p>Ob die richtigen Werte geladen wurden</text:p>
          </table:table-cell>
          <table:table-cell office:value-type="string" table:style-name="ce3">
            <text:p><text:a xlink:href="https://gitlab.oth-regensburg.de/IM/SWP_IM4/swp_sose20/team6/-/blob/master/Produkt/Tests/TestID%2040000/Studienfach_Klasse/tst_40104.h">https://gitlab.oth-regensburg.de/IM/SWP_IM4/swp_sose20/team6/-/blob/master/Produkt/Tests/TestID%2040000/Studienfach_Klasse/tst_40104.h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udienfachwertevonID</text:p>
          </table:table-cell>
          <table:table-cell office:value-type="float" office:value="40105" table:style-name="ce1">
            <text:p>40105</text:p>
          </table:table-cell>
          <table:table-cell office:value-type="string" table:style-name="ce1">
            <text:p>Richtigen Werte von ID</text:p>
          </table:table-cell>
          <table:table-cell office:value-type="string" table:style-name="ce3">
            <text:p><text:a xlink:href="https://gitlab.oth-regensburg.de/IM/SWP_IM4/swp_sose20/team6/-/blob/master/Produkt/Tests/TestID%2040000/Studienfach_Klasse/tst_40105.h">https://gitlab.oth-regensburg.de/IM/SWP_IM4/swp_sose20/team6/-/blob/master/Produkt/Tests/TestID%2040000/Studienfach_Klasse/tst_40105.h</text:a></text:p>
          </table:table-cell>
          <table:table-cell table:number-columns-repeated="16379"/>
        </table:table-row>
        <table:table-row table:number-rows-repeated="20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Josef Lanzl</meta:initial-creator>
    <dc:creator>Jürgen Zimmer</dc:creator>
    <meta:creation-date>2020-06-15T07:43:43Z</meta:creation-date>
    <dc:date>2020-06-30T14:50:32Z</dc:date>
    <meta:editing-duration>PT0S</meta:editing-duration>
    <meta:user-defined meta:name="ContentTypeId">0x010100A2ACDC4A50F36B4E911E2BB7EE279F64</meta:user-defined>
  </office:meta>
</office:document-meta>
</file>